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800000018B33A108EBEC6363A.png" manifest:media-type="image/png"/>
  <manifest:file-entry manifest:full-path="Pictures/100002010000001800000018BDCAE85134170910.png" manifest:media-type="image/png"/>
  <manifest:file-entry manifest:full-path="Pictures/10000000000000080000000807FF306A4682338B.png" manifest:media-type="image/png"/>
  <manifest:file-entry manifest:full-path="Pictures/100000000000000800000008E818E06D8406ED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N">
      <style:graphic-properties draw:textarea-horizontal-align="justify" draw:textarea-vertical-align="middle" draw:auto-grow-height="false" fo:min-height="4.064cm" fo:min-width="8.636cm"/>
    </style:style>
    <style:style style:name="gr2" style:family="graphic" style:parent-style-name="AuthN_20_2">
      <style:graphic-properties draw:textarea-horizontal-align="justify" draw:textarea-vertical-align="middle" draw:auto-grow-height="false" fo:min-height="2.132cm" fo:min-width="6.604cm"/>
    </style:style>
    <style:style style:name="gr3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7" draw:fill-hatch-solid="true" draw:textarea-horizontal-align="justify" draw:textarea-vertical-align="middle" draw:auto-grow-height="false" fo:min-height="7.781cm" fo:min-width="8.824cm" fo:padding-top="0.151cm" fo:padding-bottom="0.151cm" fo:padding-left="0.276cm" fo:padding-right="0.276cm"/>
    </style:style>
    <style:style style:name="gr4" style:family="graphic" style:parent-style-name="AuthN">
      <style:graphic-properties draw:fill-hatch-solid="true" draw:fill-image-name="Bitmap_20_1" draw:textarea-horizontal-align="justify" draw:textarea-vertical-align="middle" draw:auto-grow-height="false" fo:min-height="2.496cm" fo:min-width="8.741cm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122cm" fo:min-width="1.58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372cm" fo:min-width="2.088cm"/>
    </style:style>
    <style:style style:name="gr9" style:family="graphic" style:parent-style-name="AuthN">
      <style:graphic-properties draw:textarea-horizontal-align="justify" draw:textarea-vertical-align="middle" draw:auto-grow-height="false" fo:min-height="1.27cm" fo:min-width="6.331cm"/>
    </style:style>
    <style:style style:name="gr10" style:family="graphic" style:parent-style-name="AuthN">
      <style:graphic-properties draw:textarea-horizontal-align="justify" draw:textarea-vertical-align="middle" draw:auto-grow-height="false" fo:min-height="1.27cm" fo:min-width="11.365cm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356cm" draw:marker-end-width="0.356cm" draw:fill="none" draw:fill-color="#ffffff" draw:fill-hatch-solid="true" draw:textarea-horizontal-align="justify" draw:textarea-vertical-align="middle" draw:auto-grow-height="false" fo:min-height="14.176cm" fo:min-width="13.037cm" fo:padding-top="0.151cm" fo:padding-bottom="0.151cm" fo:padding-left="0.276cm" fo:padding-right="0.276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AuthN">
      <style:graphic-properties draw:textarea-horizontal-align="justify" draw:textarea-vertical-align="middle" draw:auto-grow-height="false" fo:min-height="2.865cm" fo:min-width="12.802cm"/>
    </style:style>
    <style:style style:name="gr15" style:family="graphic" style:parent-style-name="standard">
      <style:graphic-properties draw:stroke="none" draw:fill="none" fo:min-height="0.766cm"/>
    </style:style>
    <style:style style:name="gr16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836cm" fo:padding-top="0.025cm" fo:padding-bottom="0.025cm" fo:padding-left="0.025cm" fo:padding-right="0.025cm"/>
    </style:style>
    <style:style style:name="gr17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8.154cm" fo:padding-top="0.025cm" fo:padding-bottom="0.025cm" fo:padding-left="0.025cm" fo:padding-right="0.025cm"/>
    </style:style>
    <style:style style:name="gr18" style:family="graphic" style:parent-style-name="AuthN">
      <style:graphic-properties draw:textarea-horizontal-align="justify" draw:textarea-vertical-align="middle" draw:auto-grow-height="false" fo:min-height="2.865cm" fo:min-width="12.803cm"/>
    </style:style>
    <style:style style:name="gr19" style:family="graphic" style:parent-style-name="standard">
      <style:graphic-properties draw:stroke="none" draw:fill="none" fo:min-height="0.712cm"/>
    </style:style>
    <style:style style:name="gr20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9.162cm" fo:padding-top="0.025cm" fo:padding-bottom="0.025cm" fo:padding-left="0.025cm" fo:padding-right="0.025cm"/>
    </style:style>
    <style:style style:name="gr21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4.087cm" fo:padding-top="0.025cm" fo:padding-bottom="0.025cm" fo:padding-left="0.025cm" fo:padding-right="0.0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gr23" style:family="graphic" style:parent-style-name="standard">
      <style:graphic-properties svg:stroke-color="#000000" draw:marker-start="" draw:marker-end="Arrow" draw:marker-end-width="0.305cm" draw:textarea-vertical-align="middle" draw:shadow-offset-x="0.203cm" draw:shadow-offset-y="0.203cm"/>
    </style:style>
    <style:style style:name="gr24" style:family="graphic" style:parent-style-name="standard">
      <style:graphic-properties svg:stroke-color="#000000" draw:marker-end="Arrow" draw:marker-end-width="0.305cm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12cm"/>
    </style:style>
    <style:style style:name="gr26" style:family="graphic" style:parent-style-name="AuthN">
      <style:graphic-properties draw:textarea-horizontal-align="justify" draw:textarea-vertical-align="middle" draw:auto-grow-height="false" fo:min-height="1.27cm" fo:min-width="8.953cm"/>
    </style:style>
    <style:style style:name="gr27" style:family="graphic" style:parent-style-name="AuthN">
      <style:graphic-properties draw:textarea-horizontal-align="justify" draw:textarea-vertical-align="middle" draw:auto-grow-height="false" fo:min-height="1.27cm" fo:min-width="9.081cm"/>
    </style:style>
    <style:style style:name="gr28" style:family="graphic" style:parent-style-name="AuthN">
      <style:graphic-properties draw:textarea-horizontal-align="justify" draw:textarea-vertical-align="middle" draw:auto-grow-height="false" fo:min-height="1.27cm" fo:min-width="6.542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 fo:min-height="0.266cm" fo:min-width="0.085cm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style:font-weight-asian="bold" style:font-weight-complex="bold"/>
    </style:style>
    <style:style style:name="P4" style:family="paragraph">
      <loext:graphic-properties draw:fill="hatch" draw:fill-color="#ffffff" draw:fill-hatch-name="Hatching_20_7" draw:fill-hatch-solid="true"/>
      <style:paragraph-properties fo:text-align="center"/>
      <style:text-properties style:font-name="Liberation Sans1"/>
    </style:style>
    <style:style style:name="P5" style:family="paragraph">
      <loext:graphic-properties draw:fill-hatch-solid="true" draw:fill-image-name="Bitmap_20_1"/>
      <style:paragraph-properties fo:text-align="center"/>
      <style:text-properties style:font-name="Liberation Sans1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style:font-name="Liberation Sans1"/>
    </style:style>
    <style:style style:name="P7" style:family="paragraph">
      <loext:graphic-properties draw:fill-hatch-solid="true" draw:fill-image-name="Bitmap_20_2"/>
      <style:paragraph-properties fo:text-align="center"/>
      <style:text-properties style:font-name="Liberation Sans1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Liberation Sans1"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10" style:family="paragraph">
      <loext:graphic-properties draw:fill="none" draw:fill-color="#ffffff" draw:fill-hatch-solid="true"/>
      <style:paragraph-properties fo:text-align="center"/>
      <style:text-properties style:font-name="Liberation Sans1"/>
    </style:style>
    <style:style style:name="P11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636cm" svg:height="4.064cm" svg:x="18.7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132cm" svg:x="19.716cm" svg:y="7.358cm">
          <text:p text:style-name="P2"><text:span text:style-name="T1">Provi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9.376cm" svg:height="8.083cm" svg:x="17.913cm" svg:y="16.8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741cm" svg:height="2.496cm" svg:x="18.294cm" svg:y="19.541cm">
          <text:p text:style-name="P2"><text:span text:style-name="T2">OpenSaml</text:span></text:p>
          <text:p text:style-name="P2"><text:span text:style-name="T2">AuthenticationProvide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2.58cm" svg:y1="18.372cm" svg:x2="22.58cm" svg:y2="19.515cm" svg:d="M22580 18372v1143" svg:viewBox="0 0 1 1144">
          <text:p/>
        </draw:connector>
        <draw:connector draw:style-name="gr5" draw:text-style-name="P6" draw:layer="layout" draw:type="line" svg:x1="22.58cm" svg:y1="22.473cm" svg:x2="22.58cm" svg:y2="23.616cm" svg:d="M22580 22473v1143" svg:viewBox="0 0 1 1144">
          <text:p/>
        </draw:connector>
        <draw:custom-shape draw:style-name="gr6" draw:text-style-name="P7" draw:layer="layout" svg:width="2.088cm" svg:height="0.372cm" svg:x="21.567cm" svg:y="17.2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88cm" svg:height="0.372cm" svg:x="21.567cm" svg:y="17.84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5.258cm" svg:height="1.673cm" svg:x="19.934cm" svg:y="14.97cm">
          <draw:text-box>
            <text:p text:style-name="P2"><text:span text:style-name="T1">Authentication</text:span><text:span text:style-name="T1"><text:line-break/></text:span><text:span text:style-name="T1">Providers</text:span></text:p>
          </draw:text-box>
        </draw:frame>
        <draw:custom-shape draw:style-name="gr8" draw:text-style-name="P7" draw:layer="layout" svg:width="2.088cm" svg:height="0.372cm" svg:x="21.567cm" svg:y="23.5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088cm" svg:height="0.372cm" svg:x="21.567cm" svg:y="24.1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331cm" svg:height="1.27cm" svg:x="4.875cm" svg:y="21.829cm">
          <text:p text:style-name="P2"><text:span text:style-name="T1">Assertion Decryp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1.365cm" svg:height="1.27cm" svg:x="4.875cm" svg:y="25.732cm">
          <text:p text:style-name="P2"><text:span text:style-name="T1">Response Authentication Conver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3" draw:id="id3" draw:layer="layout" svg:width="13.589cm" svg:height="14.478cm" svg:x="3.159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635cm" svg:height="0.635cm" svg:x="3.688cm" svg:y="16.608cm">
          <text:p text:style-name="P2"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.27cm" svg:y1="5.81cm" svg:x2="18.78cm" svg:y2="5.826cm">
          <text:p/>
        </draw:line>
        <draw:line draw:style-name="gr13" draw:text-style-name="P6" draw:layer="layout" svg:x1="18.272cm" svg:y1="9.89cm" svg:x2="2.27cm" svg:y2="9.89cm">
          <text:p/>
        </draw:line>
        <draw:custom-shape draw:style-name="gr12" draw:text-style-name="P11" draw:layer="layout" svg:width="0.635cm" svg:height="0.635cm" svg:x="27.416cm" svg:y="13.518cm">
          <text:p text:style-name="P2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3.112cm" svg:height="3.175cm" svg:x="4.017cm" svg:y="4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9.046cm" svg:height="1.016cm" svg:x="6.051cm" svg:y="4.175cm">
          <draw:text-box>
            <text:p text:style-name="P2"><text:span text:style-name="T2">Saml2AuthenticationToken</text:span></text:p>
          </draw:text-box>
        </draw:frame>
        <draw:custom-shape draw:style-name="gr16" draw:text-style-name="P3" draw:layer="layout" svg:width="3.886cm" svg:height="0.889cm" svg:x="8.539cm" svg:y="5.091cm">
          <text:p text:style-name="P2"><text:span text:style-name="T1">Respons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8.204cm" svg:height="0.889cm" svg:x="6.461cm" svg:y="6.107cm">
          <text:p text:style-name="P2"><text:span text:style-name="T1">RelyingPartyRegistr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35cm" svg:height="0.635cm" svg:x="2.95cm" svg:y="4.888cm">
          <text:p text:style-name="P2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3.113cm" svg:height="3.175cm" svg:x="4.016cm" svg:y="8.2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7.112cm" svg:height="0.962cm" svg:x="7.047cm" svg:y="8.37cm">
          <draw:text-box>
            <text:p text:style-name="P2"><text:span text:style-name="T2">Saml2Authentication</text:span></text:p>
          </draw:text-box>
        </draw:frame>
        <draw:custom-shape draw:style-name="gr20" draw:text-style-name="P3" draw:layer="layout" svg:width="9.212cm" svg:height="0.889cm" svg:x="5.972cm" svg:y="9.396cm">
          <text:p text:style-name="P2"><text:span text:style-name="T1">Saml2AuthenticatedPrincipal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137cm" svg:height="0.889cm" svg:x="10.533cm" svg:y="10.398cm">
          <text:p text:style-name="P2"><text:span text:style-name="T1">Authoriti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35cm" svg:height="0.635cm" svg:x="3.667cm" svg:y="18.405cm">
          <text:p text:style-name="P2"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7.559cm" svg:height="0.962cm" svg:x="19.162cm" svg:y="6.207cm">
          <draw:text-box>
            <text:p><text:span text:style-name="T1">AuthenticationManager</text:span></text:p>
          </draw:text-box>
        </draw:frame>
        <draw:connector draw:style-name="gr23" draw:text-style-name="P2" draw:layer="layout" draw:line-skew="0.642cm" svg:x1="27.336cm" svg:y1="7.858cm" svg:x2="27.289cm" svg:y2="20.916cm" draw:start-shape="id1" draw:start-glue-point="1" draw:end-shape="id2" draw:end-glue-point="1" svg:d="M27336 7858h1143v13058h-1190" svg:viewBox="0 0 1191 13059">
          <text:p/>
        </draw:connector>
        <draw:connector draw:style-name="gr24" draw:text-style-name="P2" draw:layer="layout" svg:x1="17.913cm" svg:y1="20.916cm" svg:x2="16.748cm" svg:y2="20.939cm" draw:start-shape="id2" draw:start-glue-point="3" draw:end-shape="id3" draw:end-glue-point="1" svg:d="M17913 20916h-583v23h-582" svg:viewBox="0 0 1166 24">
          <text:p/>
        </draw:connector>
        <draw:frame draw:style-name="gr25" draw:text-style-name="P8" draw:layer="layout" svg:width="5.258cm" svg:height="0.962cm" svg:x="7.426cm" svg:y="12.6cm">
          <draw:text-box>
            <text:p text:style-name="P2"><text:span text:style-name="T1">Converters</text:span></text:p>
          </draw:text-box>
        </draw:frame>
        <draw:custom-shape draw:style-name="gr26" draw:text-style-name="P9" draw:layer="layout" svg:width="8.953cm" svg:height="1.27cm" svg:x="4.874cm" svg:y="19.932cm">
          <text:p text:style-name="P2"><text:span text:style-name="T1">Assertion Signature Verifier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9.081cm" svg:height="1.27cm" svg:x="4.873cm" svg:y="14.235cm">
          <text:p text:style-name="P2"><text:span text:style-name="T1">Response Signature Verif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35cm" svg:height="0.635cm" svg:x="3.686cm" svg:y="14.614cm">
          <text:p text:style-name="P2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6.542cm" svg:height="1.27cm" svg:x="4.872cm" svg:y="16.138cm">
          <text:p text:style-name="P2"><text:span text:style-name="T1">Response Decrypter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6.542cm" svg:height="1.27cm" svg:x="4.872cm" svg:y="18.041cm">
          <text:p text:style-name="P2"><text:span text:style-name="T1">Response Validator</text:span></text:p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0.633cm" svg:height="0.633cm" svg:x="3.669cm" svg:y="20.32cm">
          <draw:image xlink:href="Pictures/100002010000001800000018BDCAE85134170910.png" xlink:type="simple" xlink:show="embed" xlink:actuate="onLoad">
            <text:p/>
          </draw:image>
        </draw:frame>
        <draw:frame draw:style-name="gr29" draw:text-style-name="P13" draw:layer="layout" svg:width="0.633cm" svg:height="0.633cm" svg:x="3.667cm" svg:y="22.225cm">
          <draw:image xlink:href="Pictures/100002010000001800000018B33A108EBEC6363A.png" xlink:type="simple" xlink:show="embed" xlink:actuate="onLoad">
            <text:p/>
          </draw:image>
        </draw:frame>
        <draw:custom-shape draw:style-name="gr16" draw:text-style-name="P3" draw:layer="layout" svg:width="3.886cm" svg:height="0.889cm" svg:x="6.569cm" svg:y="10.398cm">
          <text:p text:style-name="P2"><text:span text:style-name="T1">Respons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35cm" svg:height="0.635cm" svg:x="3.667cm" svg:y="24.108cm">
          <text:p text:style-name="P2"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6.542cm" svg:height="1.27cm" svg:x="4.872cm" svg:y="23.744cm">
          <text:p text:style-name="P2"><text:span text:style-name="T1">Assertion Valida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35cm" svg:height="0.635cm" svg:x="3.667cm" svg:y="26.008cm">
          <text:p text:style-name="P2"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1" draw:layer="layout" svg:width="0.827cm" svg:height="0.728cm" svg:x="2.867cm" svg:y="8.908cm">
          <text:p text:style-name="P2"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single" draw:color="#85c0f9" draw:distance="0.508cm" draw:rotation="450"/>
    <draw:fill-image draw:name="Bitmap_20_1" draw:display-name="Bitmap 1" xlink:href="Pictures/10000000000000080000000807FF306A4682338B.png" xlink:type="simple" xlink:show="embed" xlink:actuate="onLoad"/>
    <draw:fill-image draw:name="Bitmap_20_2" draw:display-name="Bitmap 2" xlink:href="Pictures/100000000000000800000008E818E06D8406ED5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9:40:16.224559011</meta:creation-date>
    <meta:editing-duration>PT22H48M44S</meta:editing-duration>
    <meta:editing-cycles>12</meta:editing-cycles>
    <meta:generator>LibreOffice/6.0.7.3$Linux_X86_64 LibreOffice_project/00m0$Build-3</meta:generator>
    <dc:date>2020-10-02T13:20:22.286514302</dc:date>
    <meta:document-statistic meta:object-count="44"/>
    <meta:template xlink:type="simple" xlink:actuate="onRequest" xlink:title="palette" xlink:href="../../../../../../../../../../../../Templates/Spring/palette.otg" meta:date="2020-03-01T19:40:15.961866967"/>
  </office:meta>
</office:document-meta>
</file>